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Text_20_body">
      <style:text-properties officeooo:rsid="00187fd6" officeooo:paragraph-rsid="00187fd6"/>
    </style:style>
    <style:style style:name="P2" style:family="paragraph" style:parent-style-name="Standard">
      <style:paragraph-properties fo:margin-left="0.4925in" fo:margin-right="0in" fo:text-indent="0in" style:auto-text-indent="false"/>
      <style:text-properties officeooo:rsid="00187fd6" officeooo:paragraph-rsid="001eb8e6"/>
    </style:style>
    <style:style style:name="P3" style:family="paragraph" style:parent-style-name="Text_20_body">
      <style:text-properties officeooo:rsid="002287c0" officeooo:paragraph-rsid="002287c0"/>
    </style:style>
    <style:style style:name="P4" style:family="paragraph" style:parent-style-name="Standard">
      <style:text-properties officeooo:paragraph-rsid="00112fa0"/>
    </style:style>
    <style:style style:name="P5" style:family="paragraph" style:parent-style-name="Standard">
      <style:paragraph-properties fo:margin-top="0in" fo:margin-bottom="0.1965in" style:contextual-spacing="false"/>
      <style:text-properties officeooo:paragraph-rsid="0012f351"/>
    </style:style>
    <style:style style:name="P6" style:family="paragraph" style:parent-style-name="Standard">
      <style:paragraph-properties fo:margin-left="0.4925in" fo:margin-right="0in" fo:text-indent="0in" style:auto-text-indent="false"/>
    </style:style>
    <style:style style:name="P7" style:family="paragraph" style:parent-style-name="Standard">
      <style:paragraph-properties fo:margin-left="0.4925in" fo:margin-right="0in" fo:text-indent="0in" style:auto-text-indent="false"/>
      <style:text-properties officeooo:rsid="001d4688" officeooo:paragraph-rsid="001d4688"/>
    </style:style>
    <style:style style:name="P8" style:family="paragraph" style:parent-style-name="Standard">
      <style:paragraph-properties fo:margin-left="0in" fo:margin-right="0in" fo:text-indent="0in" style:auto-text-indent="false"/>
      <style:text-properties officeooo:rsid="001d4688" officeooo:paragraph-rsid="001d4688"/>
    </style:style>
    <style:style style:name="P9" style:family="paragraph" style:parent-style-name="Text_20_body">
      <style:text-properties officeooo:rsid="001d4688" officeooo:paragraph-rsid="001d4688"/>
    </style:style>
    <style:style style:name="P10" style:family="paragraph" style:parent-style-name="Standard">
      <style:paragraph-properties fo:margin-left="0.4925in" fo:margin-right="0in" fo:text-indent="0in" style:auto-text-indent="false"/>
      <style:text-properties officeooo:rsid="001eb8e6" officeooo:paragraph-rsid="001eb8e6"/>
    </style:style>
    <style:style style:name="P11" style:family="paragraph" style:parent-style-name="Standard">
      <style:paragraph-properties fo:margin-left="0in" fo:margin-right="0in" fo:text-indent="0in" style:auto-text-indent="false"/>
      <style:text-properties officeooo:rsid="001eb8e6" officeooo:paragraph-rsid="001eb8e6"/>
    </style:style>
    <style:style style:name="P12" style:family="paragraph" style:parent-style-name="Text_20_body">
      <style:text-properties officeooo:rsid="001eb8e6" officeooo:paragraph-rsid="001eb8e6"/>
    </style:style>
    <style:style style:name="P13" style:family="paragraph" style:parent-style-name="Standard">
      <style:paragraph-properties fo:margin-left="0.4925in" fo:margin-right="0in" fo:text-align="start" style:justify-single-word="false" fo:text-indent="0in" style:auto-text-indent="false">
        <style:tab-stops/>
      </style:paragraph-properties>
      <style:text-properties officeooo:rsid="0017f0d7" officeooo:paragraph-rsid="001eb8e6"/>
    </style:style>
    <style:style style:name="P14" style:family="paragraph" style:parent-style-name="Standard">
      <style:paragraph-properties fo:margin-left="0.4925in" fo:margin-right="0in" fo:text-align="start" style:justify-single-word="false" fo:text-indent="0in" style:auto-text-indent="false">
        <style:tab-stops/>
      </style:paragraph-properties>
      <style:text-properties officeooo:rsid="001c628c" officeooo:paragraph-rsid="001eb8e6"/>
    </style:style>
    <style:style style:name="P15" style:family="paragraph" style:parent-style-name="Text_20_body">
      <style:text-properties officeooo:rsid="0013c7d0" officeooo:paragraph-rsid="0013c7d0"/>
    </style:style>
    <style:style style:name="P16" style:family="paragraph" style:parent-style-name="Text_20_body">
      <style:text-properties officeooo:rsid="0014fd82" officeooo:paragraph-rsid="0014fd82"/>
    </style:style>
    <style:style style:name="P17" style:family="paragraph" style:parent-style-name="Text_20_body">
      <style:text-properties officeooo:rsid="0016399b" officeooo:paragraph-rsid="0016399b"/>
    </style:style>
    <style:style style:name="P18" style:family="paragraph" style:parent-style-name="Text_20_body">
      <style:text-properties officeooo:rsid="0018134e" officeooo:paragraph-rsid="0018134e"/>
    </style:style>
    <style:style style:name="P19" style:family="paragraph" style:parent-style-name="Text_20_body">
      <style:text-properties officeooo:rsid="0018a152" officeooo:paragraph-rsid="0018a152"/>
    </style:style>
    <style:style style:name="P20" style:family="paragraph" style:parent-style-name="Text_20_body">
      <style:text-properties officeooo:rsid="0018b5a1" officeooo:paragraph-rsid="0018b5a1"/>
    </style:style>
    <style:style style:name="P21" style:family="paragraph" style:parent-style-name="Text_20_body">
      <style:text-properties officeooo:rsid="0018b5a1" officeooo:paragraph-rsid="001b4843"/>
    </style:style>
    <style:style style:name="P22" style:family="paragraph" style:parent-style-name="Text_20_body">
      <style:text-properties officeooo:rsid="001f334b" officeooo:paragraph-rsid="001f334b"/>
    </style:style>
    <style:style style:name="P23" style:family="paragraph" style:parent-style-name="Text_20_body">
      <style:text-properties officeooo:rsid="0021348d" officeooo:paragraph-rsid="0021348d"/>
    </style:style>
    <style:style style:name="P24" style:family="paragraph" style:parent-style-name="Text_20_body">
      <style:text-properties officeooo:rsid="0025150a" officeooo:paragraph-rsid="0025150a"/>
    </style:style>
    <style:style style:name="P25" style:family="paragraph" style:parent-style-name="Text_20_body">
      <style:text-properties officeooo:rsid="002652b1" officeooo:paragraph-rsid="002652b1"/>
    </style:style>
    <style:style style:name="P26" style:family="paragraph" style:parent-style-name="Text_20_body">
      <style:text-properties officeooo:rsid="00275805" officeooo:paragraph-rsid="00275805"/>
    </style:style>
    <style:style style:name="P27" style:family="paragraph" style:parent-style-name="Text_20_body">
      <style:text-properties officeooo:rsid="002886bd" officeooo:paragraph-rsid="002886bd"/>
    </style:style>
    <style:style style:name="P28" style:family="paragraph" style:parent-style-name="Text_20_body">
      <style:text-properties officeooo:rsid="0032b24f" officeooo:paragraph-rsid="0032b24f"/>
    </style:style>
    <style:style style:name="P29" style:family="paragraph" style:parent-style-name="Text_20_body">
      <style:text-properties officeooo:rsid="002c8966" officeooo:paragraph-rsid="002c8966"/>
    </style:style>
    <style:style style:name="P30" style:family="paragraph" style:parent-style-name="Text_20_body">
      <style:text-properties officeooo:rsid="002f0ef9" officeooo:paragraph-rsid="002f0ef9"/>
    </style:style>
    <style:style style:name="P31" style:family="paragraph" style:parent-style-name="Text_20_body">
      <style:paragraph-properties fo:margin-left="0in" fo:margin-right="0in" fo:text-indent="0in" style:auto-text-indent="false"/>
      <style:text-properties officeooo:rsid="002f0ef9" officeooo:paragraph-rsid="002f0ef9"/>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officeooo:paragraph-rsid="003ddda2"/>
    </style:style>
    <style:style style:name="P34" style:family="paragraph" style:parent-style-name="Text_20_body">
      <style:text-properties officeooo:rsid="003eec18" officeooo:paragraph-rsid="003eec18"/>
    </style:style>
    <style:style style:name="P35" style:family="paragraph" style:parent-style-name="Text_20_body">
      <style:text-properties officeooo:rsid="00421673" officeooo:paragraph-rsid="00421673"/>
    </style:style>
    <style:style style:name="P36" style:family="paragraph" style:parent-style-name="Text_20_body">
      <style:text-properties officeooo:paragraph-rsid="00433d76"/>
    </style:style>
    <style:style style:name="P37" style:family="paragraph" style:parent-style-name="Heading_20_1">
      <style:paragraph-properties fo:break-before="page"/>
    </style:style>
    <style:style style:name="P38" style:family="paragraph" style:parent-style-name="Heading_20_1" style:list-style-name=""/>
    <style:style style:name="P39" style:family="paragraph" style:parent-style-name="Heading_20_1">
      <style:paragraph-properties fo:break-before="page"/>
      <style:text-properties officeooo:rsid="0014d0e1" officeooo:paragraph-rsid="00433d76"/>
    </style:style>
    <style:style style:name="P40" style:family="paragraph" style:parent-style-name="Heading_20_1" style:list-style-name="">
      <style:text-properties officeooo:rsid="0014d0e1" officeooo:paragraph-rsid="00433d76"/>
    </style:style>
    <style:style style:name="P41" style:family="paragraph" style:parent-style-name="Heading_20_1">
      <style:paragraph-properties fo:break-before="page"/>
      <style:text-properties officeooo:rsid="00edd683" officeooo:paragraph-rsid="004675f7"/>
    </style:style>
    <style:style style:name="P42" style:family="paragraph" style:parent-style-name="Heading_20_1">
      <style:paragraph-properties fo:break-before="page"/>
      <style:text-properties officeooo:rsid="00f3da95" officeooo:paragraph-rsid="0047370d"/>
    </style:style>
    <style:style style:name="P43" style:family="paragraph" style:parent-style-name="Heading_20_2" style:list-style-name="">
      <style:paragraph-properties fo:break-before="page"/>
      <style:text-properties officeooo:paragraph-rsid="004675f7"/>
    </style:style>
    <style:style style:name="P44" style:family="paragraph" style:parent-style-name="Heading_20_2">
      <style:paragraph-properties fo:break-before="page"/>
      <style:text-properties officeooo:paragraph-rsid="0047370d"/>
    </style:style>
    <style:style style:name="P45" style:family="paragraph" style:parent-style-name="Heading_20_3">
      <style:text-properties officeooo:paragraph-rsid="00433d76"/>
    </style:style>
    <style:style style:name="P46" style:family="paragraph" style:parent-style-name="Standard">
      <style:text-properties officeooo:rsid="00f25165" officeooo:paragraph-rsid="004675f7"/>
    </style:style>
    <style:style style:name="P47" style:family="paragraph" style:parent-style-name="Standard">
      <style:text-properties officeooo:rsid="004675f7" officeooo:paragraph-rsid="004675f7"/>
    </style:style>
    <style:style style:name="P48" style:family="paragraph" style:parent-style-name="Standard">
      <style:paragraph-properties fo:break-before="page"/>
      <style:text-properties officeooo:rsid="004675f7" officeooo:paragraph-rsid="004675f7"/>
    </style:style>
    <style:style style:name="P49" style:family="paragraph" style:parent-style-name="Standard">
      <style:text-properties officeooo:rsid="0047370d" officeooo:paragraph-rsid="0047370d"/>
    </style:style>
    <style:style style:name="P50" style:family="paragraph" style:parent-style-name="Text_20_body" style:list-style-name="L1">
      <style:paragraph-properties fo:margin-top="0in" fo:margin-bottom="0in" style:contextual-spacing="false"/>
      <style:text-properties officeooo:paragraph-rsid="00433d76"/>
    </style:style>
    <style:style style:name="P51" style:family="paragraph" style:parent-style-name="Text_20_body" style:list-style-name="L1">
      <style:text-properties officeooo:paragraph-rsid="00433d76"/>
    </style:style>
    <style:style style:name="P52" style:family="paragraph" style:parent-style-name="Text_20_body" style:list-style-name="L2">
      <style:paragraph-properties fo:margin-top="0in" fo:margin-bottom="0in" style:contextual-spacing="false"/>
      <style:text-properties officeooo:paragraph-rsid="00433d76"/>
    </style:style>
    <style:style style:name="P53" style:family="paragraph" style:parent-style-name="Text_20_body" style:list-style-name="L2">
      <style:text-properties officeooo:paragraph-rsid="00433d76"/>
    </style:style>
    <style:style style:name="P54" style:family="paragraph" style:parent-style-name="Text_20_body" style:list-style-name="L3">
      <style:paragraph-properties fo:margin-top="0in" fo:margin-bottom="0in" style:contextual-spacing="false"/>
      <style:text-properties officeooo:paragraph-rsid="00433d76"/>
    </style:style>
    <style:style style:name="P55" style:family="paragraph" style:parent-style-name="Text_20_body" style:list-style-name="L3">
      <style:text-properties officeooo:paragraph-rsid="00433d76"/>
    </style:style>
    <style:style style:name="P56" style:family="paragraph" style:parent-style-name="Text_20_body">
      <style:text-properties officeooo:paragraph-rsid="00433d76"/>
    </style:style>
    <style:style style:name="P57" style:family="paragraph" style:parent-style-name="Text_20_body" style:list-style-name="">
      <style:text-properties officeooo:rsid="004675f7" officeooo:paragraph-rsid="004675f7"/>
    </style:style>
    <style:style style:name="P58" style:family="paragraph" style:parent-style-name="Text_20_body">
      <style:text-properties officeooo:rsid="0047370d" officeooo:paragraph-rsid="0047370d"/>
    </style:style>
    <style:style style:name="P59" style:family="paragraph" style:parent-style-name="Text_20_body">
      <style:text-properties officeooo:rsid="00476060" officeooo:paragraph-rsid="00476060"/>
    </style:style>
    <style:style style:name="T1" style:family="text">
      <style:text-properties fo:font-weight="bold" style:font-weight-asian="bold" style:font-weight-complex="bold"/>
    </style:style>
    <style:style style:name="T2" style:family="text">
      <style:text-properties officeooo:rsid="0016399b"/>
    </style:style>
    <style:style style:name="T3" style:family="text">
      <style:text-properties officeooo:rsid="0018134e"/>
    </style:style>
    <style:style style:name="T4" style:family="text">
      <style:text-properties officeooo:rsid="001b4843"/>
    </style:style>
    <style:style style:name="T5" style:family="text">
      <style:text-properties officeooo:rsid="001eb8e6"/>
    </style:style>
    <style:style style:name="T6" style:family="text">
      <style:text-properties officeooo:rsid="001ba2d7"/>
    </style:style>
    <style:style style:name="T7" style:family="text">
      <style:text-properties officeooo:rsid="002000cb"/>
    </style:style>
    <style:style style:name="T8" style:family="text">
      <style:text-properties officeooo:rsid="0020671c"/>
    </style:style>
    <style:style style:name="T9" style:family="text">
      <style:text-properties officeooo:rsid="002652b1"/>
    </style:style>
    <style:style style:name="T10" style:family="text">
      <style:text-properties officeooo:rsid="00275805"/>
    </style:style>
    <style:style style:name="T11" style:family="text">
      <style:text-properties officeooo:rsid="002c9233"/>
    </style:style>
    <style:style style:name="T12" style:family="text">
      <style:text-properties officeooo:rsid="0032b24f"/>
    </style:style>
    <style:style style:name="T13" style:family="text">
      <style:text-properties officeooo:rsid="003d1790"/>
    </style:style>
    <style:style style:name="T14" style:family="text">
      <style:text-properties officeooo:rsid="003ddda2"/>
    </style:style>
    <style:style style:name="T15" style:family="text">
      <style:text-properties officeooo:rsid="003eec18"/>
    </style:style>
    <style:style style:name="T16" style:family="text">
      <style:text-properties officeooo:rsid="003fd9f1"/>
    </style:style>
    <style:style style:name="T17" style:family="text">
      <style:text-properties fo:font-weight="normal" style:font-weight-asian="normal" style:font-weight-complex="normal"/>
    </style:style>
    <style:style style:name="T18" style:family="text">
      <style:text-properties officeooo:rsid="00433d76"/>
    </style:style>
    <style:style style:name="T19" style:family="text">
      <style:text-properties style:font-name="Liberation Serif"/>
    </style:style>
    <style:style style:name="T20" style:family="text">
      <style:text-properties style:font-name="Liberation Serif" officeooo:rsid="00433d76"/>
    </style:style>
    <style:style style:name="T21" style:family="text">
      <style:text-properties officeooo:rsid="00447b25"/>
    </style:style>
    <style:style style:name="T22" style:family="text">
      <style:text-properties officeooo:rsid="00f0dd08"/>
    </style:style>
    <style:style style:name="T23" style:family="text">
      <style:text-properties officeooo:rsid="004675f7"/>
    </style:style>
    <style:style style:name="T24" style:family="text">
      <style:text-properties officeooo:rsid="00ee7339"/>
    </style:style>
    <style:style style:name="T25" style:family="text">
      <style:text-properties officeooo:rsid="00f25165"/>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near Algebra</text:p>
      <text:p text:style-name="P4"/>
      <text:h text:style-name="Heading_20_1" text:outline-level="1">History</text:h>
      <text:p text:style-name="Text_20_body">Linear algebra is a branch of mathematics that deals with the study of vectors, vector spaces, linear transformations, and systems of linear equations. It provides a powerful framework for solving problems that involve multiple variables and equations. Linear algebra is widely used in many areas, including physics, engineering, computer science, economics, and data analysis.</text:p>
      <text:p text:style-name="P5">The history of linear algebra can be traced back to ancient times, where algebraic methods were used in various civilizations such as Egypt, Babylonia, Sumeria, and China.</text:p>
      <text:p text:style-name="P5">However, the development of linear algebra as a distinct branch of mathematics began to take shape in the 17th century and continued to evolve over the years.</text:p>
      <text:p text:style-name="Text_20_body">One significant milestone in the history of linear algebra is the introduction of Cartesian geometry by René Descartes in 1637. Descartes developed the concept of coordinates, which allowed lines and planes to be represented through linear equations. This concept laid the foundation for the study of linear equations and systems of equations.</text:p>
      <text:p text:style-name="Text_20_body">In the late 17th century, German mathematician Gottfried Leibniz introduced the use of determinants to solve linear systems. Leibniz's work in 1693 paved the way for the development of techniques for solving systems of linear equations using determinants.</text:p>
      <text:p text:style-name="Text_20_body">The study of linear algebra continued to progress in the 18th and 19th centuries. Swiss mathematician Gabriel Cramer, in 1750, <text:soft-page-break/>utilized determinants to solve linear systems and developed what is now known as Cramer's rule.</text:p>
      <text:p text:style-name="Text_20_body">The late 19th century saw the establishment of many concepts and terminology central to linear algebra. Mathematicians such as Hermann Grassmann made significant contributions to the development of linear algebra as a formal mathematical discipline.</text:p>
      <text:p text:style-name="Text_20_body">The focus of linear algebra shifted towards the study of vector spaces and their properties in the 20th century. This change of emphasis was influenced by various mathematicians and their works. The concepts and terminology central to linear algebra were established during this period.</text:p>
      <text:p text:style-name="Text_20_body">Today, linear algebra plays a crucial role in various fields, including physics, engineering, computer science, and data analysis. It provides a powerful framework for solving problems involving multiple variables and equations, and it continues to be an essential tool in mathematical and scientific studies.</text:p>
      <text:p text:style-name="Text_20_body"/>
      <text:h text:style-name="Heading_20_1" text:outline-level="1">Discussion</text:h>
      <text:p text:style-name="P15">In order to understand matrixes, you need to understand the term, "<text:span text:style-name="T1">system of equations</text:span>". <text:s/>To solve an equation that has 2 variables, you need 2 equations. <text:s/>To solve an equation with 3 variables you need 3 equations. And, so on. <text:s/>(1 - 3) <text:s/></text:p>
      <text:p text:style-name="P15">Start with a set of equations with 3 variables. <text:s/>The variables can be (x, y, z) or (x1, x2, x3), there is no difference, and when the number of dimensions for an equation begin increasing, it is easier to use numbers vs letters. (4 - 6)</text:p>
      <text:p text:style-name="P16">Where we would normally solve for <text:span text:style-name="T2">(x) and replace (x) in the remaining two equations, then solve the next two equations for (y), and substitute (y) in the remaining equation to find (z), instead, we </text:span><text:soft-page-break/><text:span text:style-name="T2">build a matrix representation of the 3 equations, as depicted in lines (7 - 9).</text:span></text:p>
      <text:p text:style-name="P17">Now we can manipulate the matrix to gain the answers to the same questions, a lot easier.<text:span text:style-name="T3"> <text:s/>As this is a refresher piece, I won't be comparing and contrasting the various techniques of matrix operations with system of equations manipulations. <text:s/>Instead, i will be just going over the various operations.</text:span></text:p>
      <text:h text:style-name="Heading_20_1" text:outline-level="1">Row Manipulations</text:h>
      <text:p text:style-name="P18">Every row in the matrix can be multiplied, divided, added to another row, and subtracted from another row. These processes are known as row manipulations, and usually take the form of</text:p>
      <text:p text:style-name="P6">R1 = 2 R1</text:p>
      <text:p text:style-name="P6">R1 = R1 / 2</text:p>
      <text:p text:style-name="P6">R1 = R1 + 2 R2 </text:p>
      <text:p text:style-name="P6">R1 = R1 - 2 R2 </text:p>
      <text:p text:style-name="P18">I will go through each manipulation individually, as an example, for review, then we will move on to solving the matrix, to get the answers we need for the system of equations, or the linear system.</text:p>
      <text:p text:style-name="P18"><text:span text:style-name="T1">Note:</text:span> as a general rule, it is customary to write down the manipulations you are executing, so that you remember what is happening to which row. <text:s/>You don't have to rewrite the whole matrix, as long as you copy all the end results to a final matrix.</text:p>
      <text:h text:style-name="Heading_20_2" text:outline-level="2">Multiplication <text:s/>(R1 = 2 R1)</text:h>
      <text:p text:style-name="P19">Just as an expression can be multiplied by any constant, and it won't change the equation, a row can be multiplied by any constant and it won't it's equation.</text:p>
      <text:h text:style-name="Heading_20_2" text:outline-level="2"><text:soft-page-break/>Division (R<text:span text:style-name="T3">2</text:span> = R<text:span text:style-name="T3">2</text:span> / 2)</text:h>
      <text:p text:style-name="P19">Just as an expression can be divided by any constant, and it won't change the equation, a row can be divided by any constant and it won't it's equation.</text:p>
      <text:h text:style-name="Heading_20_2" text:outline-level="2">Addition (R<text:span text:style-name="T3">3</text:span> = R<text:span text:style-name="T3">3</text:span> + 2 R2 )</text:h>
      <text:p text:style-name="P20">Adding two expressions together<text:span text:style-name="T4">, results in a new expression, with the expressed desire to eliminate one of the variables. While this is not strictly shown in the mathematical expression, what is shown is how the process works. (14 - 17)</text:span></text:p>
      <text:h text:style-name="Heading_20_2" text:outline-level="2">Subtraction (R1 = R1 - 2 R2 )</text:h>
      <text:p text:style-name="P21"><text:span text:style-name="T4">Subtracting</text:span> two expressions<text:span text:style-name="T4">, results in a new expression, with the expressed desire to eliminate one of the variables. While this is not strictly shown in the mathematical expression, what is shown is how the process works. (18 - 22)</text:span></text:p>
      <text:h text:style-name="Heading_20_2" text:outline-level="2">Final Matrix</text:h>
      <text:p text:style-name="P1">The final matrix presented in this example really doesn't solve the equations, and is not expected to. It is simply showing how the various operations have manipulated the matrix. <text:s/>(23 - 25)</text:p>
      <text:h text:style-name="Heading_20_2" text:outline-level="2">Quick Example</text:h>
      <text:p text:style-name="P6">[ <text:s/>1 <text:s/>-4 <text:s text:c="2"/>7 | <text:s/>a ]</text:p>
      <text:p text:style-name="P6">[ -2 <text:s text:c="2"/>5 <text:s/>-8 | -b ]</text:p>
      <text:p text:style-name="P6">[ <text:s/>3 <text:s/>-6 <text:s text:c="2"/>9 | <text:s/>c ]</text:p>
      <text:p text:style-name="P6"/>
      <text:p text:style-name="P9">Starting with the original matrix (7 - 9), let's work through the various row manipulations to see if we can find a constant for each variable. <text:s/></text:p>
      <text:p text:style-name="P7">R2 = R2 + 2 R1</text:p>
      <text:p text:style-name="P7">R3 = R3 - 3 R1</text:p>
      <text:p text:style-name="P11"><text:soft-page-break/></text:p>
      <text:p text:style-name="P11">In line 26 - 28 we see how Row 1 is multiplied with 2 and 3 respectively, and then added or subtraced from Rows 2 and 3.</text:p>
      <text:p text:style-name="P8"/>
      <text:p text:style-name="P11">Because Row 3 is a multiple of Row 2, we can multiply Row 2 by 2 and subtract it from row 3.</text:p>
      <text:p text:style-name="P11"/>
      <text:p text:style-name="P10">R3 = R3 + 2 R2</text:p>
      <text:p text:style-name="P12"/>
      <text:p text:style-name="P12">The final matrix </text:p>
      <text:p text:style-name="P2">[ <text:s/>1 <text:s/>-4 <text:s text:c="2"/>7 | <text:s/>a <text:span text:style-name="T5"><text:s text:c="11"/></text:span>]</text:p>
      <text:p text:style-name="P13"><text:span text:style-name="T6">[</text:span> <text:s/><text:span text:style-name="T6">0</text:span> <text:s/>-<text:span text:style-name="T6">3</text:span> <text:s text:c="2"/><text:span text:style-name="T6">6</text:span> | <text:span text:style-name="T6">-b + 2</text:span>a<text:span text:style-name="T6"> </text:span><text:span text:style-name="T5"><text:s/></text:span><text:span text:style-name="T8"><text:s/></text:span><text:span text:style-name="T5"><text:s/></text:span><text:span text:style-name="T6">]</text:span></text:p>
      <text:p text:style-name="P14">[ <text:span text:style-name="T5"><text:s/></text:span>0 <text:span text:style-name="T5"><text:s text:c="2"/></text:span>0 <text:span text:style-name="T5"><text:s text:c="2"/></text:span>0 | <text:span text:style-name="T5"><text:s/></text:span><text:span text:style-name="T6">a</text:span> <text:span text:style-name="T6">-</text:span>2<text:span text:style-name="T6">b </text:span>+ c<text:span text:style-name="T8"> </text:span>]</text:p>
      <text:p text:style-name="P2"/>
      <text:p text:style-name="P22">This result tells us that this system of equations or matrix is unsolvable. <text:s/>There is no solution that will allow us to say <text:span text:style-name="T7">(</text:span>x1 = a, x2 = b, and x3 = c<text:span text:style-name="T7">)</text:span>.</text:p>
      <text:p text:style-name="P23">These steps form the basis of preparing a matrix into a position where we can start answering questions about a system of equations.</text:p>
      <text:h text:style-name="Heading_20_2" text:outline-level="2">Swapping Rows</text:h>
      <text:p text:style-name="P3">Consider a system of equations, does it matter which equation is written 1st, 2nd, or 3rd? <text:s/>No. <text:s/>You can write them down in any order. Now, consider another question, does it matter how the variables are ordered? <text:s/>(x1 + x3 + x2 = c). The answer is also, No! <text:s/>The concern is that the variables are always consistent.</text:p>
      <text:p text:style-name="P3">The same holds true for the rows or columns in a matrix, as long as you swap an entire row (37 - 39) or column (40 - 42).</text:p>
      <text:h text:style-name="Heading_20_1" text:outline-level="1"><text:soft-page-break/>Where Used</text:h>
      <text:h text:style-name="Heading_20_2" text:outline-level="2">Equations of <text:span text:style-name="T9">L</text:span>ines</text:h>
      <text:p text:style-name="P25">Equations of lines are defined by a vector (v) and a point (P). <text:s/>For our purposes, we will use a 3D line described by the vector (v) as &lt;x, y, z&gt; (43), which passes through the point (P) (44) at time (t), (45 - 47).</text:p>
      <text:p text:style-name="P25">Note, you could transform these equations for cylindrical <text:span text:style-name="T10">(48 - 51) </text:span>and spherical coordinates<text:span text:style-name="T10">, (52 - 55)</text:span>.<text:span text:style-name="T10"> </text:span></text:p>
      <text:p text:style-name="P26">Finally, we take the equation of the line (45 - 47), and transform it into a Matrix format for manipulation. <text:s/>The first step is to transform the equations into a time dependent form to find the coordinates of (x, y, z) at time (t), (45 - 47).</text:p>
      <text:p text:style-name="P26">Next solve the equations for time (t), (56 - 61). <text:s/>Since, time (t) is the common demonitator for all the equations, we can use this to set the equations (59 - 61) equal to each other in line (62).</text:p>
      <text:p text:style-name="P26">Now we seperate terms by first bringing the (y and z) components onto the (x) side and setting the whole equation equal to 0. (63). Then we divide out the Vector components (64). <text:s/>Then we move the constants to the right side of the equals sign (65). Since, everything to the right of the equals sign is a constant, let's just replace this with a constant term, (constant) or (const), (66)</text:p>
      <text:p text:style-name="P26">Now that the equation of a line is in a linear format, we can now drop the (x, y, and z) terms, and place the Vector components into the matrix, (67).</text:p>
      <text:p text:style-name="P26">Do this for 2 additional equations of a line, and we can find the point where all three lines meet.</text:p>
      <text:h text:style-name="Heading_20_2" text:outline-level="2">Equations of a Line</text:h>
      <text:p text:style-name="P27">Let's work backwards from a point (68) and series of vectors (69 - 71) into a matrix, and then find the point. </text:p>
      <text:p text:style-name="P26"><text:soft-page-break/></text:p>
      <text:h text:style-name="Heading_20_2" text:outline-level="2"><text:span text:style-name="T12">Equations of a </text:span>Planes</text:h>
      <text:p text:style-name="P28">When two planes intersect they create a line. When three planes intersect they meet at a point. <text:s/>For, our purposes here, we will examine when three planes meet at a point, and what that point is.</text:p>
      <text:p text:style-name="P28"/>
      <text:p text:style-name="P24"/>
      <text:h text:style-name="Heading_20_1" text:outline-level="1">Gaussian Elimination Techniques</text:h>
      <text:p text:style-name="P30">If you can get a matrix to a point where, the variable (x1, x2, x3) has a specific value, we don't have to substitute the value into the previous row to solve for that variable.</text:p>
      <text:p text:style-name="P6">x1 = a</text:p>
      <text:p text:style-name="P6">x2 = b</text:p>
      <text:p text:style-name="P6">x3 = c</text:p>
      <text:p text:style-name="P31"/>
      <text:p text:style-name="P31"/>
      <text:h text:style-name="Heading_20_1" text:outline-level="1">Determinants</text:h>
      <text:p text:style-name="P29">The determinant of a matrix determines <text:span text:style-name="T11">whether or not a matrix will have a solution. <text:s/>We could go through all the calculations to determine the values of the variables in the matrix, or we could calculate the determinate. <text:s/>For larger matrixes, both options have a time benefit cost to them.</text:span></text:p>
      <text:p text:style-name="P29"/>
      <text:h text:style-name="Heading_20_1" text:outline-level="1">CoFactor Matrix</text:h>
      <text:p text:style-name="P35"/>
      <text:h text:style-name="P37" text:outline-level="1"><text:line-break/>Matrix Multiplication</text:h>
      <text:h text:style-name="Heading_20_1" text:outline-level="1">Separation of Variables</text:h>
      <text:h text:style-name="Heading_20_1" text:outline-level="1">Scalars</text:h>
      <text:h text:style-name="Heading_20_1" text:outline-level="1">Vectors</text:h>
      <text:h text:style-name="Heading_20_1" text:outline-level="1">Matrixes</text:h>
      <text:h text:style-name="Heading_20_1" text:outline-level="1">Operators</text:h>
      <text:h text:style-name="Heading_20_1" text:outline-level="1">Basis</text:h>
      <text:h text:style-name="Heading_20_1" text:outline-level="1">Vector Operators</text:h>
      <text:h text:style-name="Heading_20_1" text:outline-level="1">Inner Products</text:h>
      <text:h text:style-name="Heading_20_1" text:outline-level="1">Identity Matrix</text:h>
      <text:h text:style-name="Heading_20_1" text:outline-level="1">Unitary Matrix</text:h>
      <text:p text:style-name="Text_20_body"/>
      <text:h text:style-name="P37" text:outline-level="1">Unitary Operators</text:h>
      <text:p text:style-name="Text_20_body">A unitary operator is a bounded linear operator U : H → H on a Hilbert space H that satisfies U*U = UU* = I, where U* is the adjoint of U, and I : H → H is the identity operator.</text:p>
      <text:p text:style-name="Text_20_body">The weaker condition U*U = I defines an isometry. The other condition, UU* = I, defines a coisometry. Thus a unitary operator is a bounded linear operator that is both an isometry and a coisometry,[1] or, equivalently, a surjective isometry.[2]</text:p>
      <text:p text:style-name="P32">An equivalent definition is the following:</text:p>
      <text:p text:style-name="Text_20_body">A unitary operator is a bounded linear operator U : H → H on a Hilbert space H for which the following hold:</text:p>
      <text:p text:style-name="Text_20_body"><text:s text:c="4"/>U is surjective, and</text:p>
      <text:p text:style-name="Text_20_body"><text:s text:c="4"/>U preserves the inner product of the Hilbert space, H. In other words, for all vectors x and y in H we have:</text:p>
      <text:p text:style-name="Text_20_body"><text:s text:c="8"/>⟨ U x , U y ⟩ H = ⟨ x , y ⟩ H . </text:p>
      <text:p text:style-name="Text_20_body">The notion of isomorphism in the category of Hilbert spaces is captured if domain and range are allowed to differ in this definition. Isometries preserve Cauchy sequences; hence the completeness property of Hilbert spaces is preserved<text:span text:style-name="T13">.</text:span></text:p>
      <text:p text:style-name="P32">The following, seemingly weaker, definition is also equivalent:</text:p>
      <text:p text:style-name="Text_20_body">A unitary operator is a bounded linear operator U : H → H on a Hilbert space H for which the following hold:</text:p>
      <text:p text:style-name="Text_20_body"><text:s text:c="4"/>the range of U is dense in H, and</text:p>
      <text:p text:style-name="Text_20_body"><text:s text:c="4"/>U preserves the inner product of the Hilbert space, H. In other words, for all vectors x and y in H we have:</text:p>
      <text:p text:style-name="Text_20_body"><text:s text:c="8"/>⟨ U x , U y ⟩ H = ⟨ x , y ⟩ H . </text:p>
      <text:p text:style-name="Text_20_body"/>
      <text:p text:style-name="Text_20_body"><text:soft-page-break/>To see that definitions 1 and 3 are equivalent, notice that U preserving the inner product implies U is an isometry (thus, a bounded linear operator). The fact that U has dense range ensures it has a bounded inverse U−1. It is clear that U−1 = U*.</text:p>
      <text:p text:style-name="Text_20_body">Thus, unitary operators are just automorphisms of Hilbert spaces, i.e., they preserve the structure (the vector space structure, the inner product, and hence the topology) of the space on which they act. The group of all unitary operators from a given Hilbert space H to itself is sometimes referred to as the Hilbert group of H, denoted Hilb(H) or U(H). </text:p>
      <text:p text:style-name="Text_20_body"/>
      <text:p text:style-name="Text_20_body">If U is a square, complex matrix, then the following conditions are equivalent:[2] </text:p>
      <text:p text:style-name="Text_20_body"><text:s text:c="4"/>1. <text:s/>is unitary. </text:p>
      <text:p text:style-name="Text_20_body"><text:s text:c="4"/>2. <text:s/>is unitary. </text:p>
      <text:p text:style-name="Text_20_body"><text:s text:c="4"/>3. <text:s/>is invertible with . </text:p>
      <text:p text:style-name="Text_20_body"><text:s text:c="4"/>4. The columns of <text:s/>form an orthonormal basis of <text:s/>with respect to the usual inner product. In other words, . </text:p>
      <text:p text:style-name="Text_20_body"><text:s text:c="4"/>5. The rows of <text:s/>form an orthonormal basis of <text:s/>with respect to the usual inner product. In other words, . </text:p>
      <text:p text:style-name="Text_20_body"><text:s text:c="4"/>6. <text:s/>is an isometry with respect to the usual norm. That is, <text:s/>for all , where . </text:p>
      <text:p text:style-name="Text_20_body"><text:s text:c="4"/>7. <text:s/>is a normal matrix (equivalently, there is an orthonormal basis formed by eigenvectors of ) with eigenvalues lying on the unit circle.</text:p>
      <text:p text:style-name="Text_20_body"><text:s text:c="4"/></text:p>
      <text:p text:style-name="Text_20_body"/>
      <text:h text:style-name="Heading_20_1" text:outline-level="1"><text:soft-page-break/>Evolution Operator</text:h>
      <text:p text:style-name="P32">Evolution operator</text:p>
      <text:p text:style-name="P33">A linear operator-function U<text:span text:style-name="T14"> </text:span>(t,<text:span text:style-name="T14"> </text:span>s)<text:span text:style-name="T14"> </text:span>of two variables <text:span text:style-name="T14">(</text:span>t and s<text:span text:style-name="T14">)</text:span> that satisfies the properties </text:p>
      <text:p text:style-name="P33">1) U<text:span text:style-name="T14"> </text:span>(s,<text:span text:style-name="T14"> </text:span>s)<text:span text:style-name="T14"> </text:span>=<text:span text:style-name="T14"> </text:span>I</text:p>
      <text:p text:style-name="P33">2) U<text:span text:style-name="T14"> </text:span>(t,<text:span text:style-name="T14"> </text:span>x)<text:span text:style-name="T14"> </text:span>U<text:span text:style-name="T14"> </text:span>(x,<text:span text:style-name="T14"> </text:span>s)<text:span text:style-name="T14"> </text:span>=U<text:span text:style-name="T14"> </text:span>(t,<text:span text:style-name="T14"> </text:span>s)</text:p>
      <text:p text:style-name="P33">3) U<text:span text:style-name="T14"> </text:span>(t,<text:span text:style-name="T14"> </text:span>s)<text:span text:style-name="T14"> </text:span>=<text:span text:style-name="T14"> </text:span>U<text:span text:style-name="T14"> </text:span>(s,<text:span text:style-name="T14"> </text:span>t)<text:span text:style-name="T14"> </text:span>−1</text:p>
      <text:p text:style-name="P32">Comments</text:p>
      <text:p text:style-name="Text_20_body">In general, an evolution operator can be defined as a (not necessarily linear) operator-function U<text:span text:style-name="T14"> </text:span>(t,<text:span text:style-name="T14"> </text:span>s)<text:span text:style-name="T14"> </text:span>satisfying 1) and 2). If <text:span text:style-name="T14">(</text:span>t,<text:span text:style-name="T14"> </text:span>s<text:span text:style-name="T14">)</text:span> are not subjected to restrictions, 3) is satisfied automatically. Under some circumstances, the restriction <text:span text:style-name="T14">(</text:span>t<text:span text:style-name="T14"> </text:span>≥<text:span text:style-name="T14"> </text:span>s<text:span text:style-name="T14">) </text:span>is a natural one, and the inverse need not exist at all.</text:p>
      <text:p text:style-name="P32">References</text:p>
      <text:p text:style-name="Text_20_body">[a1] <text:tab/>A. Pazy, "Semigroups of linear operators and applications to partial differential equations" , Springer (1983) pp. Chapt. 5</text:p>
      <text:h text:style-name="Heading_20_1" text:outline-level="1">Transformation</text:h>
      <text:h text:style-name="Heading_20_1" text:outline-level="1">Rotational Matrix</text:h>
      <text:h text:style-name="Heading_20_1" text:outline-level="1">Eigen Values</text:h>
      <text:h text:style-name="Heading_20_1" text:outline-level="1">Coefficients</text:h>
      <text:h text:style-name="Heading_20_1" text:outline-level="1">Linear Combinations</text:h>
      <text:p text:style-name="Text_20_body">In mathematics, a linear combination is an expression constructed from a set of terms by multiplying each term by a constant and <text:soft-page-break/>adding the results (e.g. a linear combination of <text:span text:style-name="T15">(</text:span>x and y<text:span text:style-name="T15">)</text:span> would be any expression of the form <text:span text:style-name="T15">(</text:span>ax + by<text:span text:style-name="T15">)</text:span>, where a and b are constants).<text:span text:style-name="T15"> </text:span>The concept of linear combinations is central to linear algebra and related fields of mathematics. Most of this article deals with linear combinations in the context of a vector space over a field, with some generalizations given at the end of the article. </text:p>
      <text:p text:style-name="P34">The linearization of (F) at (a), [2 - 12], demonstrates how to use a tangent line to determine what value F(x) will have at a point (x, y), where F (x) is a complex function.</text:p>
      <text:p text:style-name="P34">This concept will be explored further when we look at Series and Sequences of functions.<text:span text:style-name="T16"> <text:s/>There we use the derivative of functions to build a linear approximation of a complex functions value, by summing successive derivatives of the function of interest.</text:span></text:p>
      <text:p text:style-name="P34"/>
      <text:h text:style-name="Heading_20_1" text:outline-level="1">Matrix Elements</text:h>
      <text:p text:style-name="Text_20_body">The elements of matrix are nothing but the components of matrix. They can be numbers, variables, a combination of both, or any special characters. The number of elements of matrix is equal to the product of number of rows and number of columns in it.</text:p>
      <text:h text:style-name="Heading_20_1" text:outline-level="1">Delta Sequences</text:h>
      <text:h text:style-name="P38" text:outline-level="1"/>
      <text:h text:style-name="P39" text:outline-level="1">Inner Products</text:h>
      <text:p text:style-name="P36"><text:span text:style-name="Strong_20_Emphasis"><text:span text:style-name="T17">Intuitively, an inner product is a way to measure how much two vectors "point in the same direction".</text:span></text:span><text:span text:style-name="T17"> It's a generalization of the dot product in Euclidean space.</text:span></text:p>
      <text:h text:style-name="P45" text:outline-level="3">Inner Product in Vector Spaces</text:h>
      <text:p text:style-name="P36">Formally, an inner product on a vector space is a function that takes two vectors <text:span text:style-name="T21">(u and v) </text:span>and returns a scalar<text:span text:style-name="T21"> (s)</text:span>. It satisfies certain properties, but we won't delve into those here.</text:p>
      <text:h text:style-name="P45" text:outline-level="3">Example: The Dot Product</text:h>
      <text:p text:style-name="P36">The most common example of an inner product is the dot product between two vectors.</text:p>
      <text:p text:style-name="P36">Let's consider two vectors <text:span text:style-name="T21">(u and v) </text:span>in R^3<text:span text:style-name="T21">, [1 - 2]. </text:span>The dot product of <text:span text:style-name="T21">(</text:span>u and v<text:span text:style-name="T21">)</text:span> is calculated <text:span text:style-name="T21">by multiplying the n-th value of each vector together, [3 - 5].</text:span></text:p>
      <text:p text:style-name="P36">Geometrically, the dot product is related to the angle between the two vectors<text:span text:style-name="T21"> (u and v), [6].</text:span></text:p>
      <text:h text:style-name="P45" text:outline-level="3" text:is-list-header="true">Inner Product in Matrix Spaces</text:h>
      <text:p text:style-name="P36">While not as common as the dot product for vectors, we can define inner products for matrices as well. One common definition involves the trace of the matrix product<text:span text:style-name="T21">.</text:span></text:p>
      <text:p text:style-name="P36">Given two matrices <text:span text:style-name="T21">(</text:span>A and B<text:span text:style-name="T21">)</text:span>, their inner product can be defined as<text:span text:style-name="T21"> the trace of the transpose of (A) times (B), [6].</text:span></text:p>
      <text:p text:style-name="P36">This inner product can be used to measure similarity between matrices in certain applications.</text:p>
      <text:p text:style-name="P36"><text:span text:style-name="Strong_20_Emphasis">Key Points:</text:span></text:p>
      <text:list text:style-name="L1">
        <text:list-item>
          <text:p text:style-name="P50">Inner products provide a way to measure similarity between vectors or matrices.</text:p>
        </text:list-item>
        <text:list-item>
          <text:p text:style-name="P50"><text:soft-page-break/>The dot product is a specific example of an inner product for vectors.</text:p>
        </text:list-item>
        <text:list-item>
          <text:p text:style-name="P51">Inner products have applications in various fields, including linear algebra, geometry, and physics.</text:p>
        </text:list-item>
      </text:list>
      <text:p text:style-name="P36"/>
      <text:h text:style-name="P40" text:outline-level="1"/>
      <text:h text:style-name="P39" text:outline-level="1">Outer Products</text:h>
      <text:p text:style-name="P36"><text:span text:style-name="Strong_20_Emphasis"><text:span text:style-name="T17">An outer product is a mathematical operation that takes two vectors and produces a matrix.</text:span></text:span></text:p>
      <text:h text:style-name="P45" text:outline-level="3">How it works:</text:h>
      <text:list text:style-name="L2">
        <text:list-item>
          <text:p text:style-name="P52"><text:span text:style-name="Strong_20_Emphasis">Vectors:</text:span> Let's say you have two vectors, <text:span text:style-name="T18">(</text:span><text:span text:style-name="Source_20_Text"><text:span text:style-name="T19">u</text:span></text:span><text:span text:style-name="T19"> and </text:span><text:span text:style-name="Source_20_Text"><text:span text:style-name="T19">v</text:span></text:span><text:span text:style-name="Source_20_Text"><text:span text:style-name="T20">)</text:span></text:span>.</text:p>
        </text:list-item>
        <text:list-item>
          <text:p text:style-name="P53"><text:span text:style-name="Strong_20_Emphasis">Matrix creation:</text:span> The outer product of <text:span text:style-name="T18">(</text:span><text:span text:style-name="Source_20_Text"><text:span text:style-name="T19">u</text:span></text:span><text:span text:style-name="T19"> and </text:span><text:span text:style-name="Source_20_Text"><text:span text:style-name="T19">v</text:span></text:span><text:span text:style-name="Source_20_Text"><text:span text:style-name="T20">)</text:span></text:span><text:span text:style-name="T19"> is a matrix</text:span><text:span text:style-name="T20"> (M)</text:span> where each element is the product of corresponding elements from <text:span text:style-name="T18">(</text:span><text:span text:style-name="Source_20_Text"><text:span text:style-name="T19">u</text:span></text:span><text:span text:style-name="T19"> and </text:span><text:span text:style-name="Source_20_Text"><text:span text:style-name="T19">v</text:span></text:span><text:span text:style-name="Source_20_Text"><text:span text:style-name="T20">)</text:span></text:span><text:span text:style-name="T19">.</text:span></text:p>
        </text:list-item>
      </text:list>
      <text:h text:style-name="P45" text:outline-level="3" text:is-list-header="true">Example:</text:h>
      <text:p text:style-name="P36">Consider two vectors<text:span text:style-name="T18"> (u and v), [1, 2]. </text:span>The outer product of <text:span text:style-name="T20">(</text:span><text:span text:style-name="Source_20_Text"><text:span text:style-name="T19">u</text:span></text:span><text:span text:style-name="T19"> and </text:span><text:span text:style-name="Source_20_Text"><text:span text:style-name="T19">v</text:span></text:span><text:span text:style-name="Source_20_Text"><text:span text:style-name="T20">)</text:span></text:span> is<text:span text:style-name="T18"> the matrix (M), [3, 4 - 6, and 7 - 9].</text:span></text:p>
      <text:h text:style-name="P45" text:outline-level="3">Key points:</text:h>
      <text:list text:style-name="L3">
        <text:list-item>
          <text:p text:style-name="P54">The resulting matrix<text:span text:style-name="T18"> (M)</text:span> has dimensions equal to the length<text:span text:style-name="T18"> (L)</text:span> of the two original vectors.</text:p>
        </text:list-item>
        <text:list-item>
          <text:p text:style-name="P55">Outer products are used in various fields, including linear algebra, machine learning, and quantum mechanics.</text:p>
        </text:list-item>
      </text:list>
      <text:p text:style-name="P36"/>
      <text:h text:style-name="P41" text:outline-level="1"><text:bookmark-start text:name="__RefHeading___Toc33153_2645816805 Copy 2"/>Diag<text:span text:style-name="T22">o</text:span>nalization<text:bookmark-end text:name="__RefHeading___Toc33153_2645816805 Copy 2"/></text:h>
      <text:p text:style-name="P46">If the matrix (A) can be diagonalized, then the corresponding polynomial equation<text:span text:style-name="T23"> (p)</text:span> will equal zero<text:span text:style-name="T23">, [5]</text:span>.</text:p>
      <text:p text:style-name="P46"/>
      <text:p text:style-name="P47">Starting with a 3x3 matrix (A), [1 - 4], we will use the characteristic equitation, [10] to find the eigen values (<text:span text:style-name="T24">λ</text:span>), to form a diagonalized matrix (D). <text:s/>However, we can take this a step further</text:p>
      <text:p text:style-name="P47">a polynomial vector matrix (P and P^-1), which will be used later find the matrix (D).</text:p>
      <text:p text:style-name="P47"/>
      <text:p text:style-name="P47">The first thing we do is build the matrix, represented by the characteristic equation, [6 - 8]. <text:s/>Taking the determinate, we can determine the eigen value equation (<text:span text:style-name="T24">λ</text:span>), [10 - 20], which will be used to determine the eigen values (<text:span text:style-name="T24">λ</text:span>). It is helpful to reduce the eigen value equation [20] to a series of polynomials, [29], to more easily determine the eigen values that will cause the equation to equal zero, [29].</text:p>
      <text:p text:style-name="P47"/>
      <text:p text:style-name="P47">To create the polynomial equation. [29], we can use polynomial long division, [21 - 28]. <text:s/>The choice to use (<text:span text:style-name="T24"> λ - 1</text:span> ) is both arbitrary and found through working with polynomials in general, [21]. <text:s/>By timesing this value against other values [22 - 24], we can systematically reduce the polynomial, so that there is no remainder, [25 - 28].</text:p>
      <text:p text:style-name="P47"/>
      <text:p text:style-name="P47">With the polynomial reduce to it's smallest form, we see that when the eigen value (<text:span text:style-name="T24">λ</text:span>) is (1 or 2), [34] the polynomial will be zero, [33]. <text:s/>Technically, at this point, we have determined the values of the matrix (D).</text:p>
      <text:p text:style-name="P47"/>
      <text:p text:style-name="P47"/>
      <text:h text:style-name="P43" text:outline-level="2"><text:span text:style-name="T25">Creating the Diagonalized Matrix</text:span></text:h>
      <text:h text:style-name="P57" text:outline-level="2">The diagonalized matrix (D) is the eigen values (<text:span text:style-name="T24">λ</text:span>) times the Identity matrix (I). <text:s/>While the order of the eigen values is not important, knowing the order, will be helpful when comparing this matrix to the result produced when we find the matrixes (P and P^1).</text:h>
      <text:h text:style-name="P57" text:outline-level="2"/>
      <text:p text:style-name="P48"/>
      <text:h text:style-name="P44" text:outline-level="2">Find<text:span text:style-name="T25"> the Eigen Vector (</text:span>p1<text:span text:style-name="T25">)</text:span> for the Eigen Value ( <text:span text:style-name="T24">λ</text:span> = <text:span text:style-name="T25">1 </text:span>) </text:h>
      <text:p text:style-name="P47"/>
      <text:p text:style-name="P49">Using the characteristic equation, [1], build a matrix from (A), <text:s/>[2 - 4]. <text:s/>In the reduced form [5 - 7], we can equate each row of the matrix to zero, [8 - 10]. <text:s/>In this form, we can use row operations to find the values of (x1 .. x3), [11 - 13]. </text:p>
      <text:p text:style-name="P49"/>
      <text:p text:style-name="P49">When the matrix is in it's smallest form, [13], we can see that (x2) equals (x3), [14], <text:s/>and that (x1) is two times negative (x3), [15]. Therefore, the vector (x) has been defined in terms of (x3), [16 - 17]. Therefore, the polynomial vector (p) is the constant coefficients of the vector (x), [18].</text:p>
      <text:h text:style-name="P44" text:outline-level="2">Finding <text:span text:style-name="T25">(</text:span>p2 and p3<text:span text:style-name="T25">)</text:span> for the Eigen Value ( <text:span text:style-name="T24">λ</text:span><text:span text:style-name="T25"> </text:span>= 2<text:span text:style-name="T25"> </text:span>) </text:h>
      <text:p text:style-name="P49">Using the characteristic equation, [1], build a matrix from (A), <text:s/>[2 - 4]. <text:s/>In the reduced form [5 - 7], we can equate each row of the matrix to zero, [8 - 10]. <text:s/>In this form, we can use row operations to find the values of (x1 .. x3), [11 - 13]. </text:p>
      <text:p text:style-name="P49"/>
      <text:p text:style-name="P49">When the matrix is in it's smallest form, [13], we can see that (x2) equals zero, [14], <text:s/>and that (x1) is negative (x3), [15]. Therefore, the vector (x) has been defined in terms of (x2 and x3), [16 - 18]. Therefore, the polynomial vectors (p2 and p3) are the constant coefficients of the vectors (x2 and x3), [19 - 20].</text:p>
      <text:p text:style-name="P49"/>
      <text:h text:style-name="P44" text:outline-level="2">Finding P and P^1</text:h>
      <text:p text:style-name="P58">Now that we have found the eigen vectors (p), we can build the matrix (P), [1], [2 - 4]. <text:s/>To find the inverse of the matrix (P), we use the Gausian row operations, where (P = I), [5 - 8]. </text:p>
      <text:p text:style-name="P58">Use row operations to change the left side of the matrix (P) into an identity matrix (I), [6 - 17]. <text:s/>Thus, the inverse matrix of (P) is (P^-1), [18 - 21].</text:p>
      <text:p text:style-name="P58"/>
      <text:h text:style-name="P44" text:outline-level="2">Checking the Work</text:h>
      <text:p text:style-name="P58">Now we can test that the matrix (A) can be diagonalized with the matrixes (P and P^-1), [1].</text:p>
      <text:p text:style-name="P58">First we will multiply the matrixes of (A) and (P), [3 - 9]. <text:s/>I use a matrix multiplication website to get the results, without providing the steps. <text:s/>Now we can multiply (P^-1) to the results of (A P), [11 - 16]. <text:s/>This result matches what we got initially for the Diagonalized matrix (D) above, [17].</text:p>
      <text:p text:style-name="P58"/>
      <text:p text:style-name="P58"/>
      <text:h text:style-name="P44" text:outline-level="2">Generalizing the Process</text:h>
      <text:p text:style-name="P59">To generalize the process of finding the diagonal, ... </text:p>
      <text:h text:style-name="P42" text:outline-level="1">Powers of Matrixes</text:h>
      <text:p text:style-name="P59">This section demonstrates how to work with powers of matrixes. <text:s/>The matrix (A) and the Matrix (D) are similar to each other, as such, we can use the Poly Matrix (P and P^-1) to show that there similarity, [13].</text:p>
      <text:p text:style-name="P59">If we raise the matrix (A) by a power, we can do the same with the matrix multiplication, (P^-1 D P). <text:s/>We can now cross multiply copies of (P^-1 D P), [15], and group (P P^-1), [16], to form the identity matrix, [17]. <text:s/></text:p>
      <text:p text:style-name="P59">The final result is at the diagonal matrix (D) is raised to the same power as the matrix (A), with the corresponding poly matrixes (P and P^-1) to the left and right of (D), [19].</text:p>
      <text:p text:style-name="P59">Thus, when (A) is raised to the power of (k), (D) is also raised to the power of (k), [20 - 21].</text:p>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6" number:min-decimal-places="6" number:min-integer-digits="1" number:grouping="true"/>
    </number:number-style>
    <number:number-style style:name="N130">
      <number:number number:decimal-places="3" number:min-decimal-places="3" number:min-integer-digits="1" number:grouping="true"/>
    </number:number-style>
  </office:styles>
  <office:automatic-styles>
    <style:page-layout style:name="Mpm1">
      <style:page-layout-properties fo:page-width="5.8299in" fo:page-height="8.2701in" style:num-format="1" style:print-orientation="portrait" fo:margin-top="0.25in" fo:margin-bottom="0.25in" fo:margin-left="0.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4T20:45:54.816800853</meta:creation-date>
    <dc:date>2024-07-31T23:58:31.693873712</dc:date>
    <meta:editing-duration>P17DT13H15M2S</meta:editing-duration>
    <meta:editing-cycles>30</meta:editing-cycles>
    <meta:generator>LibreOffice/7.5.9.2$Linux_X86_64 LibreOffice_project/50$Build-2</meta:generator>
    <meta:document-statistic meta:table-count="0" meta:image-count="0" meta:object-count="0" meta:page-count="24" meta:paragraph-count="185" meta:word-count="3675" meta:character-count="20037" meta:non-whitespace-character-count="16363"/>
  </office:meta>
</office:document-meta>
</file>